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27d9" officeooo:paragraph-rsid="001627d9"/>
    </style:style>
    <style:style style:name="P2" style:family="paragraph" style:parent-style-name="Standard">
      <style:paragraph-properties fo:text-align="center" style:justify-single-word="false"/>
      <style:text-properties officeooo:rsid="001627d9" officeooo:paragraph-rsid="001627d9"/>
    </style:style>
    <style:style style:name="P3" style:family="paragraph" style:parent-style-name="Standard">
      <style:paragraph-properties fo:text-align="center" style:justify-single-word="false"/>
      <style:text-properties officeooo:rsid="001627d9" officeooo:paragraph-rsid="001d2aab"/>
    </style:style>
    <style:style style:name="P4" style:family="paragraph" style:parent-style-name="Standard">
      <style:paragraph-properties fo:text-align="justify" style:justify-single-word="false"/>
      <style:text-properties officeooo:rsid="001627d9" officeooo:paragraph-rsid="001627d9"/>
    </style:style>
    <style:style style:name="P5" style:family="paragraph" style:parent-style-name="Standard">
      <style:paragraph-properties fo:text-align="justify" style:justify-single-word="false"/>
      <style:text-properties officeooo:rsid="001627d9" officeooo:paragraph-rsid="001e1af6"/>
    </style:style>
    <style:style style:name="P6" style:family="paragraph" style:parent-style-name="Standard">
      <style:paragraph-properties fo:text-align="justify" style:justify-single-word="false"/>
      <style:text-properties officeooo:rsid="001627d9" officeooo:paragraph-rsid="001e2590"/>
    </style:style>
    <style:style style:name="P7" style:family="paragraph" style:parent-style-name="Standard">
      <style:paragraph-properties fo:text-align="justify" style:justify-single-word="false"/>
      <style:text-properties officeooo:rsid="001627d9" officeooo:paragraph-rsid="002248fd"/>
    </style:style>
    <style:style style:name="P8" style:family="paragraph" style:parent-style-name="Standard">
      <style:paragraph-properties fo:text-align="justify" style:justify-single-word="false"/>
      <style:text-properties officeooo:rsid="001627d9" officeooo:paragraph-rsid="00249c90"/>
    </style:style>
    <style:style style:name="P9" style:family="paragraph" style:parent-style-name="Standard">
      <style:paragraph-properties fo:text-align="center" style:justify-single-word="false"/>
      <style:text-properties fo:font-weight="bold" officeooo:rsid="001627d9" officeooo:paragraph-rsid="001627d9" style:font-weight-asian="bold" style:font-weight-complex="bold"/>
    </style:style>
    <style:style style:name="P10" style:family="paragraph" style:parent-style-name="Standard">
      <style:paragraph-properties fo:text-align="justify" style:justify-single-word="false"/>
      <style:text-properties fo:font-weight="bold" officeooo:rsid="001bd30f" officeooo:paragraph-rsid="001bd30f" style:font-weight-asian="bold" style:font-weight-complex="bold"/>
    </style:style>
    <style:style style:name="P11" style:family="paragraph" style:parent-style-name="Standard">
      <style:paragraph-properties fo:text-align="justify" style:justify-single-word="false"/>
      <style:text-properties fo:font-weight="bold" officeooo:rsid="001bd30f" officeooo:paragraph-rsid="002248fd" style:font-weight-asian="bold" style:font-weight-complex="bold"/>
    </style:style>
    <style:style style:name="P12" style:family="paragraph" style:parent-style-name="Standard">
      <style:paragraph-properties fo:text-align="center" style:justify-single-word="false"/>
      <style:text-properties fo:font-weight="bold" officeooo:rsid="002248fd" officeooo:paragraph-rsid="002248fd" style:font-weight-asian="bold" style:font-weight-complex="bold"/>
    </style:style>
    <style:style style:name="P13" style:family="paragraph" style:parent-style-name="Standard">
      <style:paragraph-properties fo:text-align="justify" style:justify-single-word="false"/>
      <style:text-properties officeooo:paragraph-rsid="0023fd18"/>
    </style:style>
    <style:style style:name="P14" style:family="paragraph" style:parent-style-name="Standard">
      <style:paragraph-properties fo:text-align="justify" style:justify-single-word="false"/>
      <style:text-properties officeooo:rsid="00197025" officeooo:paragraph-rsid="00197025"/>
    </style:style>
    <style:style style:name="P15" style:family="paragraph" style:parent-style-name="Standard">
      <style:paragraph-properties fo:text-align="justify" style:justify-single-word="false"/>
      <style:text-properties officeooo:rsid="00197025" officeooo:paragraph-rsid="002248fd"/>
    </style:style>
    <style:style style:name="P16" style:family="paragraph" style:parent-style-name="Standard">
      <style:paragraph-properties fo:text-align="justify" style:justify-single-word="false"/>
      <style:text-properties officeooo:rsid="00249c90" officeooo:paragraph-rsid="00249c90"/>
    </style:style>
    <style:style style:name="P17" style:family="paragraph" style:parent-style-name="Standard">
      <style:paragraph-properties fo:text-align="justify" style:justify-single-word="false"/>
      <style:text-properties fo:font-weight="normal" officeooo:rsid="00249c90" officeooo:paragraph-rsid="001e1af6" style:font-weight-asian="normal" style:font-weight-complex="normal"/>
    </style:style>
    <style:style style:name="P18" style:family="paragraph" style:parent-style-name="Standard">
      <style:paragraph-properties fo:text-align="justify" style:justify-single-word="false"/>
      <style:text-properties fo:font-weight="normal" officeooo:rsid="00249c90" officeooo:paragraph-rsid="001e2590" style:font-weight-asian="normal" style:font-weight-complex="normal"/>
    </style:style>
    <style:style style:name="P19" style:family="paragraph" style:parent-style-name="Standard">
      <style:paragraph-properties fo:text-align="justify" style:justify-single-word="false"/>
      <style:text-properties fo:font-weight="normal" officeooo:rsid="001d2aab" officeooo:paragraph-rsid="001e2590"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e1af6" style:font-style-asian="italic" style:font-style-complex="italic"/>
    </style:style>
    <style:style style:name="T3" style:family="text">
      <style:text-properties officeooo:rsid="0019d4e5"/>
    </style:style>
    <style:style style:name="T4" style:family="text">
      <style:text-properties officeooo:rsid="001a2272"/>
    </style:style>
    <style:style style:name="T5" style:family="text">
      <style:text-properties officeooo:rsid="001bd30f"/>
    </style:style>
    <style:style style:name="T6" style:family="text">
      <style:text-properties officeooo:rsid="001d2aab"/>
    </style:style>
    <style:style style:name="T7" style:family="text">
      <style:text-properties fo:font-weight="normal" style:font-weight-asian="normal" style:font-weight-complex="normal"/>
    </style:style>
    <style:style style:name="T8" style:family="text">
      <style:text-properties fo:font-weight="normal" officeooo:rsid="001d2aab" style:font-weight-asian="normal" style:font-weight-complex="normal"/>
    </style:style>
    <style:style style:name="T9" style:family="text">
      <style:text-properties fo:font-weight="normal" officeooo:rsid="001e3d95" style:font-weight-asian="normal" style:font-weight-complex="normal"/>
    </style:style>
    <style:style style:name="T10" style:family="text">
      <style:text-properties fo:font-weight="normal" officeooo:rsid="00249c90" style:font-weight-asian="normal" style:font-weight-complex="normal"/>
    </style:style>
    <style:style style:name="T11" style:family="text">
      <style:text-properties fo:font-weight="normal" officeooo:rsid="00201dc5" style:font-weight-asian="normal" style:font-weight-complex="normal"/>
    </style:style>
    <style:style style:name="T12" style:family="text">
      <style:text-properties fo:font-weight="normal" officeooo:rsid="00255ddd" style:font-weight-asian="normal" style:font-weight-complex="normal"/>
    </style:style>
    <style:style style:name="T13" style:family="text">
      <style:text-properties officeooo:rsid="001e1af6"/>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2248fd" style:text-blinking="false" fo:background-color="transparent" loext:char-shading-value="0"/>
    </style:style>
    <style:style style:name="T15" style:family="text">
      <style:text-properties officeooo:rsid="002248fd"/>
    </style:style>
    <style:style style:name="T16" style:family="text">
      <style:text-properties officeooo:rsid="00249c90"/>
    </style:style>
    <style:style style:name="T17" style:family="text">
      <style:text-properties officeooo:rsid="0027cf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p text:style-name="P9">Script<text:span text:style-name="T5">s</text:span> <text:span text:style-name="T17">4</text:span> :</text:p>
      <text:p text:style-name="P12">4_downscal_multiR2.R</text:p>
      <text:p text:style-name="P3"/>
      <text:p text:style-name="P2">################################################################################</text:p>
      <text:p text:style-name="P2"/>
      <text:p text:style-name="P2"/>
      <text:p text:style-name="P7"><text:span text:style-name="T5">Le</text:span> script<text:span text:style-name="T5">s 4 permet de faire le downscaling avec ou sans CloudSat, par type de nuage ou pour l’ensemble des nuages, en utilisant la base de test (obtenue dans le script 2) et grâce aux modèles QRF (scripts 3)</text:span>. <text:span text:style-name="T6">Le script 4 est exécutable grâce au shell</text:span></text:p>
      <text:p text:style-name="P11"><text:span text:style-name="T15">4_downscal_multiR2.sh</text:span> <text:s text:c="3"/></text:p>
      <text:p text:style-name="P10"/>
      <text:p text:style-name="P15"><text:span text:style-name="T13">Le script 4 prend </text:span>en entrée les fichiers d<text:span text:style-name="T15">e test </text:span>"<text:span text:style-name="T4">CALIPSO_SAPHIR_CLOUDSAT_</text:span><text:span text:style-name="T1">YEAR</text:span>-<text:span text:style-name="T1">MONTH</text:span>_30_5_<text:span text:style-name="T1">AREA</text:span><text:span text:style-name="T4">_for_prediction.dat</text:span>" <text:span text:style-name="T3">obtenues grâce au script 2, et les fichiers de modèles QRF par couche </text:span>"qrf_<text:span text:style-name="T2">AREA_MONTH_YEAR</text:span><text:span text:style-name="T13">MODEL_</text:span><text:span text:style-name="T2">n°COUCHE</text:span><text:span text:style-name="T13">.rds" obtenus grâce aux scripts 3.</text:span></text:p>
      <text:p text:style-name="P14"/>
      <text:p text:style-name="P13"><text:span text:style-name="T13">Ils donnent en sortie les plots d’importance des variables, </text:span><text:span text:style-name="T14">et </text:span><text:span text:style-name="T13">les fichiers "R2_1000draw_</text:span><text:span text:style-name="T2">CLOUDS_TYPE_with/without</text:span><text:span text:style-name="T13">_CloudSat_</text:span><text:span text:style-name="T2">AREAMONTH7_YEAR</text:span><text:span text:style-name="T13">.rds" , "R2median_</text:span><text:span text:style-name="T2">CLOUDS_TYPE_with/without</text:span><text:span text:style-name="T13">_CloudSat_</text:span><text:span text:style-name="T2">AREAMONTH7_YEAR</text:span><text:span text:style-name="T13">.rds" et "xx_plot_</text:span><text:span text:style-name="T2">CLOUDS_TYPE_with/without</text:span><text:span text:style-name="T13">_CloudSat_</text:span><text:span text:style-name="T2">AREAMONTH7_YEAR</text:span><text:span text:style-name="T13">.rds". Les fichiers . RDS sont à utiliser dans le script 5 pour faire les graphiques. </text:span></text:p>
      <text:p text:style-name="P14"/>
      <text:p text:style-name="P17"/>
      <text:p text:style-name="P5"><text:span text:style-name="T10">L</text:span>es étapes sont les suivantes : </text:p>
      <text:p text:style-name="P4"/>
      <text:p text:style-name="P4">!!! <text:span text:style-name="T16">Penser à changer les noms de chemins en fonction du type de downscalling (avec ou sans Cloudsat, type de nuage).</text:span></text:p>
      <text:p text:style-name="P4"/>
      <text:p text:style-name="P8">1) <text:span text:style-name="T16">Pour chaque couche, prédiction de QRF basée sur la médiane.</text:span></text:p>
      <text:p text:style-name="P8"><text:span text:style-name="T16"><text:s/></text:span><text:span text:style-name="T11">→ les prédicteurs utilisés </text:span><text:span text:style-name="T10">pour toutes les prédictions</text:span><text:span text:style-name="T11"> sont les 40 couches de SR + les 40 couches de phases + les 5 premiers km verticaux de RR</text:span></text:p>
      <text:p text:style-name="P4"/>
      <text:p text:style-name="P6">2)<text:span text:style-name="T8"> </text:span><text:span text:style-name="T10">Pour chaque couche, prédiction QRF de l’écart-interquantile</text:span></text:p>
      <text:p text:style-name="P18"/>
      <text:p text:style-name="P16"><text:span text:style-name="T10">3</text:span><text:span text:style-name="T7">) Pour chaque couche, prédiction de QRF basé sur 1000 quantiles</text:span></text:p>
      <text:p text:style-name="P19"/>
      <text:p text:style-name="Standard"><text:span text:style-name="T9">4</text:span><text:span text:style-name="T10">) Calcul du R2 : basé sur la moyenne des prédictions pour pouvoir comparer à la résolution originale de SAPHIR. Puis calcul du rsq de la médiane et des quantiles. </text:span><text:span text:style-name="T12">→ le R2 est calculé comme </text:span>la corrélation au carrée entre les prédictions et les vraies valeurs <text:s/>R2 = (cor(y.pred, y))²</text:p>
      <text:p text:style-name="Standard"/>
      <text:p text:style-name="Standard">5) Calcul du CRP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6:56:44.340663587</meta:creation-date>
    <dc:date>2020-09-30T14:58:37.064362170</dc:date>
    <meta:editing-duration>PT1H2M27S</meta:editing-duration>
    <meta:editing-cycles>10</meta:editing-cycles>
    <meta:generator>LibreOffice/5.3.6.1$Linux_X86_64 LibreOffice_project/30$Build-1</meta:generator>
    <meta:document-statistic meta:table-count="0" meta:image-count="0" meta:object-count="0" meta:page-count="1" meta:paragraph-count="16" meta:word-count="257" meta:character-count="1857" meta:non-whitespace-character-count="1609"/>
  </office:meta>
</office:document-meta>
</file>